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4256in"/>
    </style:style>
    <style:style style:name="co48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2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etting for Gloria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8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5"/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14" table:number-columns-repeated="967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/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4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table:number-columns-repeated="2"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3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93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60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7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6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8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9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7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296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8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4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04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25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20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41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2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450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#### Hymnal S-280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-sac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0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95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700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482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8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8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5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3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table:number-columns-repeated="2"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5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7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7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5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/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/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1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BE35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5-04">00/00/0000</text:date></text:span><text:span text:style-name="MT1">, </text:span><text:span text:style-name="MT1"><text:time style:data-style-name="N2" text:time-value="16:58:46.66220855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5-04T17:00:07.094877858</dc:date>
    <meta:generator>LibreOffice/6.4.7.2$Linux_X86_64 LibreOffice_project/40$Build-2</meta:generator>
    <meta:editing-duration>P4DT21H57M29S</meta:editing-duration>
    <meta:editing-cycles>400</meta:editing-cycles>
    <meta:document-statistic meta:table-count="4" meta:cell-count="18169" meta:object-count="0"/>
    <meta:user-defined meta:name="AppVersion">16.0300</meta:user-defined>
  </office:meta>
</office:document-meta>
</file>